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s futuros</text:p>
      <text:p text:style-name="P1"/>
      <text:p text:style-name="P2">Projetos Futuros</text:p>
      <text:p text:style-name="P2"/>
      <text:p text:style-name="Standard">Projeto: Elaborar um sistema de formulários de Tamplates para o processo WRE-Process.</text:p>
      <text:p text:style-name="Standard">Projeto: Elaborar um software que integre o C&amp;L com Ferramentas de Diagramação UML e modelagem de Negócio e Gerencia de Requisitos.</text:p>
      <text:p text:style-name="Standard"/>
      <text:p text:style-name="Standard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7$Build-9229</meta:generator>
    <meta:creation-date>2011-01-21T06:29:56</meta:creation-date>
    <dc:date>2011-01-23T09:49:15</dc:date>
    <meta:editing-cycles>5</meta:editing-cycles>
    <meta:editing-duration>PT1H50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5" meta:word-count="39" meta:character-count="251"/>
  </office:meta>
</office:document-meta>
</file>